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Arial3" svg:font-family="Arial" style:font-pitch="variable"/>
    <style:font-face style:name="Arial4" svg:font-family="Arial" style:font-family-generic="swiss" style:font-pitch="variable"/>
    <style:font-face style:name="BIZ UDゴシック" svg:font-family="'BIZ UDゴシック'" style:font-family-generic="modern" style:font-pitch="fixed"/>
    <style:font-face style:name="BIZ UDゴシック1" svg:font-family="'BIZ UDゴシック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ゴシック2" svg:font-family="游ゴシック" style:font-family-generic="modern" style:font-pitch="variable"/>
    <style:font-face style:name="游ゴシック3" svg:font-family="游ゴシック" style:font-family-generic="roman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stroke-linejoin="miter" draw:fill-color="#eeeeee" draw:opacity="35%" draw:textarea-horizontal-align="justify" draw:textarea-vertical-align="middle" draw:auto-grow-height="false" fo:min-height="15.5cm" fo:min-width="27.5cm"/>
    </style:style>
    <style:style style:name="gr2" style:family="graphic" style:parent-style-name="objectwithoutfill">
      <style:graphic-properties svg:stroke-width="0.081cm" svg:stroke-color="#127622" draw:marker-start-width="0.326cm" draw:marker-end-width="0.326cm" draw:fill="none" draw:textarea-vertical-align="middle" fo:padding-top="0.14cm" fo:padding-bottom="0.14cm" fo:padding-left="0.265cm" fo:padding-right="0.265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5.5cm"/>
      <style:paragraph-properties style:writing-mode="lr-tb"/>
    </style:style>
    <style:style style:name="gr5" style:family="graphic" style:parent-style-name="標準_7e_LT_7e_Gliederung_20_1">
      <style:graphic-properties draw:stroke="none" draw:fill="none" fo:min-height="9.135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5.5cm"/>
      <style:paragraph-properties style:writing-mode="lr-tb"/>
    </style:style>
    <style:style style:name="gr7" style:family="graphic" style:parent-style-name="標準_7e_LT_7e_Gliederung_20_1">
      <style:graphic-properties draw:stroke="none" draw:fill="none" fo:min-height="2.213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5.5cm"/>
      <style:paragraph-properties style:writing-mode="lr-tb"/>
    </style:style>
    <style:style style:name="gr9" style:family="graphic" style:parent-style-name="標準_7e_LT_7e_Gliederung_20_1">
      <style:graphic-properties draw:stroke="none" draw:fill="none" fo:min-height="2.713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5.5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10.465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10.465cm"/>
      <style:paragraph-properties style:writing-mode="lr-tb"/>
    </style:style>
    <style:style style:name="gr13" style:family="graphic" style:parent-style-name="standard" style:list-style-name="L3">
      <style:graphic-properties draw:stroke="none" draw:fill="none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5.435cm"/>
      <style:paragraph-properties style:writing-mode="lr-tb"/>
    </style:style>
    <style:style style:name="gr15" style:family="graphic" style:parent-style-name="standard" style:list-style-name="L3">
      <style:graphic-properties draw:stroke="none" draw:fill="none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17.238cm"/>
      <style:paragraph-properties style:writing-mode="lr-tb"/>
    </style:style>
    <style:style style:name="gr17" style:family="graphic" style:parent-style-name="standard" style:list-style-name="L3">
      <style:graphic-properties draw:stroke="none" draw:fill="none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8.822cm"/>
      <style:paragraph-properties style:writing-mode="lr-tb"/>
    </style:style>
    <style:style style:name="pr1" style:family="presentation" style:parent-style-name="標準-title">
      <style:graphic-properties fo:min-height="3.5cm"/>
      <style:paragraph-properties style:writing-mode="lr-tb"/>
    </style:style>
    <style:style style:name="pr2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標準-title">
      <style:graphic-properties fo:min-height="2.63cm"/>
      <style:paragraph-properties style:writing-mode="lr-tb"/>
    </style:style>
    <style:style style:name="pr4" style:family="presentation" style:parent-style-name="標準-notes">
      <style:graphic-properties draw:fill-color="#ffffff" fo:min-height="13.364cm"/>
      <style:paragraph-properties style:writing-mode="lr-tb"/>
    </style:style>
    <style:style style:name="pr5" style:family="presentation" style:parent-style-name="標準-outline1">
      <style:graphic-properties fo:min-height="9.135cm"/>
      <style:paragraph-properties style:writing-mode="lr-tb"/>
    </style:style>
    <style:style style:name="P1" style:family="paragraph">
      <loext:graphic-properties draw:fill-color="#eeeeee" draw:opacity="35%"/>
      <style:paragraph-properties fo:text-align="center"/>
    </style:style>
    <style:style style:name="P2" style:family="paragraph">
      <style:paragraph-properties style:writing-mode="lr-tb"/>
      <style:text-properties style:font-name="メイリオ" fo:font-size="44pt" style:font-name-asian="メイリオ" style:font-size-asian="44pt" style:font-size-complex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374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.374cm" fo:line-height="100%" fo:text-align="center" fo:text-indent="0cm" style:writing-mode="lr-tb"/>
      <style:text-properties fo:background-color="transparent" style:font-size-asian="18pt"/>
    </style:style>
    <style:style style:name="P7" style:family="paragraph">
      <style:paragraph-properties fo:margin-left="0cm" fo:margin-right="0cm" fo:margin-top="0cm" fo:margin-bottom="0.374cm" fo:text-align="center" fo:text-indent="0cm"/>
    </style:style>
    <style:style style:name="P8" style:family="paragraph">
      <style:paragraph-properties fo:margin-left="0cm" fo:margin-right="0cm" fo:margin-top="0cm" fo:margin-bottom="0.374cm" fo:text-align="center" fo:text-indent="0cm" style:writing-mode="lr-tb"/>
      <style:text-properties style:font-name="BIZ UDゴシック" fo:font-size="36pt" style:font-name-asian="BIZ UDゴシック" style:font-size-asian="36pt" style:font-size-complex="36pt"/>
    </style:style>
    <style:style style:name="P9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0" style:family="paragraph">
      <loext:graphic-properties draw:fill-color="#ffffff"/>
    </style:style>
    <style:style style:name="P11" style:family="paragraph">
      <style:paragraph-properties style:writing-mode="lr-tb"/>
      <style:text-properties fo:font-size="24pt" style:font-size-asian="24pt" style:font-size-complex="24pt"/>
    </style:style>
    <style:style style:name="P12" style:family="paragraph">
      <style:paragraph-properties fo:margin-left="0cm" fo:margin-right="0cm" fo:margin-top="0.5cm" fo:margin-bottom="0cm" fo:text-indent="0cm"/>
    </style:style>
    <style:style style:name="P13" style:family="paragraph">
      <style:paragraph-properties style:writing-mode="lr-tb"/>
      <style:text-properties fo:font-size="20pt" style:font-size-asian="20pt" style:font-size-complex="20pt"/>
    </style:style>
    <style:style style:name="P14" style:family="paragraph">
      <style:paragraph-properties fo:margin-left="0cm" fo:margin-right="0cm" fo:margin-top="0cm" fo:margin-bottom="0.374cm" fo:text-align="center" fo:text-indent="0cm" style:writing-mode="lr-tb"/>
      <style:text-properties style:font-name="游明朝" fo:font-size="36pt" style:font-name-asian="游明朝" style:font-size-asian="36pt" style:font-size-complex="36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style:font-name="游明朝" fo:font-size="18pt" style:font-name-asian="游明朝" style:font-size-asian="18pt" style:font-size-complex="18pt"/>
    </style:style>
    <style:style style:name="T1" style:family="text">
      <style:text-properties style:font-name="メイリオ" fo:font-size="44pt" style:font-name-asian="メイリオ" style:font-size-asian="44pt" style:font-size-complex="44pt"/>
    </style:style>
    <style:style style:name="T2" style:family="text">
      <style:text-properties fo:font-size="24pt" fo:background-color="transparent" style:font-size-asian="24pt" style:font-size-complex="24pt"/>
    </style:style>
    <style:style style:name="T3" style:family="text">
      <style:text-properties style:font-name="游明朝" fo:font-size="36pt" style:font-name-asian="游明朝" style:font-size-asian="36pt" style:font-size-complex="3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游ゴシック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游明朝" fo:font-size="40pt" style:font-name-asian="游明朝" style:font-size-asian="40pt" style:font-size-complex="40pt"/>
    </style:style>
    <style:style style:name="T9" style:family="text">
      <style:text-properties style:font-name="游明朝" fo:font-size="18pt" style:font-name-asian="游明朝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cm" svg:height="3.5cm" svg:x="1.5cm" svg:y="4.6cm" presentation:class="title" presentation:user-transformed="true">
          <draw:text-box>
            <text:p><text:span text:style-name="T1">図書管理システム</text:span></text:p>
          </draw:text-box>
        </draw:frame>
        <draw:line draw:style-name="gr2" draw:text-style-name="P3" draw:layer="layout" svg:x1="6.5cm" svg:y1="7.782cm" svg:x2="22.5cm" svg:y2="7.782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6cm" svg:height="1.182cm" svg:x="11.4cm" svg:y="6.318cm">
          <draw:text-box>
            <text:list text:style-name="L2">
              <text:list-header>
                <text:p text:style-name="P5"><text:span text:style-name="T2">一瀬 楓</text:span></text:p>
              </text:list-header>
            </text:list>
          </draw:text-box>
        </draw:frame>
        <draw:frame presentation:style-name="pr3" draw:text-style-name="P8" draw:layer="layout" svg:width="25.199cm" svg:height="2.63cm" svg:x="1.401cm" svg:y="2.027cm" presentation:class="title" presentation:user-transformed="true">
          <draw:text-box>
            <text:p text:style-name="P7"><text:span text:style-name="T3">１</text:span><text:span text:style-name="T3">. </text:span><text:span text:style-name="T3">チームメンバー</text:span></text:p>
          </draw:text-box>
        </draw:frame>
        <draw:line draw:style-name="gr2" draw:text-style-name="P3" draw:layer="layout" svg:x1="9cm" svg:y1="7.782cm" svg:x2="19.5cm" svg:y2="7.782cm">
          <text:p/>
        </draw:line>
        <draw:frame draw:style-name="gr5" draw:text-style-name="P9" draw:layer="layout" svg:width="18.5cm" svg:height="9.135cm" svg:x="5.4cm" svg:y="8.286cm" presentation:class="outline" presentation:user-transformed="true">
          <draw:text-box>
            <text:list text:style-name="L2">
              <text:list-header>
                <text:p><text:span text:style-name="T4">役割：プロジェクトリーダー及びテクニカルリーダー</text:span></text:p>
                <text:p><text:span text:style-name="T4">担当：会員管理機能</text:span></text:p>
                <text:p><text:span text:style-name="T5"/></text:p>
                <text:p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cm" svg:y1="7.782cm" svg:x2="19.5cm" svg:y2="7.782cm">
          <text:p/>
        </draw:line>
        <draw:frame presentation:style-name="pr3" draw:text-style-name="P8" draw:layer="layout" svg:width="25.199cm" svg:height="2.63cm" svg:x="1.402cm" svg:y="2.027cm" presentation:class="title" presentation:user-transformed="true">
          <draw:text-box>
            <text:p text:style-name="P7"><text:span text:style-name="T3">１</text:span><text:span text:style-name="T3">. </text:span><text:span text:style-name="T3">チームメンバー</text:span></text:p>
          </draw:text-box>
        </draw:frame>
        <draw:frame draw:style-name="gr5" draw:text-style-name="P9" draw:layer="layout" svg:width="18.5cm" svg:height="9.135cm" svg:x="10.3cm" svg:y="8.287cm" presentation:class="outline" presentation:user-transformed="true">
          <draw:text-box>
            <text:list text:style-name="L2">
              <text:list-header>
                <text:p><text:span text:style-name="T4">役割：テストリーダー</text:span></text:p>
                <text:p><text:span text:style-name="T4">担当：資料返却機能</text:span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6" draw:text-style-name="P6" draw:layer="layout" svg:width="6cm" svg:height="1.182cm" svg:x="11.2cm" svg:y="6.318cm">
          <draw:text-box>
            <text:list text:style-name="L2">
              <text:list-header>
                <text:p text:style-name="P5"><text:span text:style-name="T2">大坂 真也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cm" svg:y1="7.782cm" svg:x2="19.5cm" svg:y2="7.782cm">
          <text:p/>
        </draw:line>
        <draw:frame presentation:style-name="pr3" draw:text-style-name="P8" draw:layer="layout" svg:width="25.199cm" svg:height="2.63cm" svg:x="1.402cm" svg:y="2.027cm" presentation:class="title" presentation:user-transformed="true">
          <draw:text-box>
            <text:p text:style-name="P7"><text:span text:style-name="T3">１</text:span><text:span text:style-name="T3">. </text:span><text:span text:style-name="T3">チームメンバー</text:span></text:p>
          </draw:text-box>
        </draw:frame>
        <draw:frame draw:style-name="gr7" draw:text-style-name="P9" draw:layer="layout" svg:width="11.2cm" svg:height="4.321cm" svg:x="9.4cm" svg:y="8.287cm" presentation:class="outline" presentation:user-transformed="true">
          <draw:text-box>
            <text:list text:style-name="L2">
              <text:list-header>
                <text:p><text:span text:style-name="T4">役割：ドキュメントリーダー</text:span></text:p>
                <text:p><text:span text:style-name="T4">担当：資料貸出機能</text:span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8" draw:text-style-name="P6" draw:layer="layout" svg:width="6cm" svg:height="1.182cm" svg:x="11.2cm" svg:y="6.318cm">
          <draw:text-box>
            <text:list text:style-name="L2">
              <text:list-header>
                <text:p text:style-name="P5"><text:span text:style-name="T2">本間 瑠優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cm" svg:y1="7.782cm" svg:x2="19.5cm" svg:y2="7.782cm">
          <text:p/>
        </draw:line>
        <draw:frame presentation:style-name="pr3" draw:text-style-name="P8" draw:layer="layout" svg:width="25.199cm" svg:height="2.63cm" svg:x="1.402cm" svg:y="2.027cm" presentation:class="title" presentation:user-transformed="true">
          <draw:text-box>
            <text:p text:style-name="P7"><text:span text:style-name="T3">１</text:span><text:span text:style-name="T3">. </text:span><text:span text:style-name="T3">チームメンバー</text:span></text:p>
          </draw:text-box>
        </draw:frame>
        <draw:frame draw:style-name="gr9" draw:text-style-name="P9" draw:layer="layout" svg:width="11.5cm" svg:height="4.297cm" svg:x="9.2cm" svg:y="8.287cm" presentation:class="outline" presentation:user-transformed="true">
          <draw:text-box>
            <text:list text:style-name="L2">
              <text:list-header>
                <text:p><text:span text:style-name="T4">役割：データベースリーダー</text:span></text:p>
                <text:p><text:span text:style-name="T4">担当：資料管理機能</text:span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10" draw:text-style-name="P6" draw:layer="layout" svg:width="6cm" svg:height="1.182cm" svg:x="11.1cm" svg:y="6.318cm">
          <draw:text-box>
            <text:list text:style-name="L2">
              <text:list-header>
                <text:p text:style-name="P5"><text:span text:style-name="T2">清田 真由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2.63cm" svg:x="1.4cm" svg:y="2.027cm" presentation:class="title" presentation:user-transformed="true">
          <draw:text-box>
            <text:p text:style-name="P7"><text:span text:style-name="T3">２</text:span><text:span text:style-name="T3">. </text:span><text:span text:style-name="T3">チームとしての目標</text:span></text:p>
          </draw:text-box>
        </draw:frame>
        <draw:frame presentation:style-name="pr5" draw:text-style-name="P11" draw:layer="layout" svg:width="18.5cm" svg:height="2.315cm" svg:x="5.2cm" svg:y="8.285cm" presentation:class="outline" presentation:user-transformed="true">
          <draw:text-box>
            <text:list text:style-name="L2">
              <text:list-header>
                <text:p><text:span text:style-name="T4">他のチームよりも人数が少なく未経験者が多くなるため、</text:span></text:p>
                <text:p><text:span text:style-name="T4">シンプルに作ることでエラーの少ない設計を目指しました。</text:span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11" draw:text-style-name="P6" draw:layer="layout" svg:width="10.965cm" svg:height="1.182cm" svg:x="8.035cm" svg:y="6.4cm">
          <draw:text-box>
            <text:list text:style-name="L2">
              <text:list-header>
                <text:p text:style-name="P5"><text:span text:style-name="T2">シンプルな設計を目指す</text:span></text:p>
              </text:list-header>
            </text:list>
          </draw:text-box>
        </draw:frame>
        <draw:line draw:style-name="gr2" draw:text-style-name="P3" draw:layer="layout" svg:x1="9cm" svg:y1="7.782cm" svg:x2="19.5cm" svg:y2="7.782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8.699cm" svg:height="9.134cm" svg:x="10.301cm" svg:y="5.7cm" presentation:class="outline" presentation:user-transformed="true">
          <draw:text-box>
            <text:list text:style-name="L2">
              <text:list-item>
                <text:p><text:span text:style-name="T6">画面レイアウト図</text:span></text:p>
              </text:list-item>
              <text:list-item>
                <text:p text:style-name="P12"><text:span text:style-name="T7">画面遷移図</text:span></text:p>
              </text:list-item>
              <text:list-item>
                <text:p text:style-name="P12"><text:span text:style-name="T7">テーブル設計書</text:span></text:p>
              </text:list-item>
              <text:list-item>
                <text:p text:style-name="P12"><text:span text:style-name="T6">ER</text:span><text:span text:style-name="T6">図</text:span></text:p>
              </text:list-item>
              <text:list-item>
                <text:p><text:span text:style-name="T6">コード</text:span></text:p>
              </text:list-item>
            </text:list>
          </draw:text-box>
        </draw:frame>
        <draw:frame presentation:style-name="pr3" draw:text-style-name="P14" draw:layer="layout" svg:width="25.199cm" svg:height="2.63cm" svg:x="1.403cm" svg:y="2.027cm" presentation:class="title" presentation:user-transformed="true">
          <draw:text-box>
            <text:p text:style-name="P7"><text:span text:style-name="T8">３</text:span><text:span text:style-name="T8">. </text:span><text:span text:style-name="T8">作成物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2.63cm" svg:x="1.409cm" svg:y="2.027cm" presentation:class="title" presentation:user-transformed="true">
          <draw:text-box>
            <text:p text:style-name="P7"><text:span text:style-name="T8">４</text:span><text:span text:style-name="T8">. </text:span><text:span text:style-name="T8">今後の課題</text:span></text:p>
          </draw:text-box>
        </draw:frame>
        <draw:frame draw:style-name="gr12" draw:text-style-name="P6" draw:layer="layout" svg:width="10.965cm" svg:height="1.182cm" svg:x="8.303cm" svg:y="6.402cm">
          <draw:text-box>
            <text:list text:style-name="L2">
              <text:list-header>
                <text:p text:style-name="P5"><text:span text:style-name="T2">図書管理システムの課題</text:span></text:p>
              </text:list-header>
            </text:list>
          </draw:text-box>
        </draw:frame>
        <draw:frame draw:style-name="gr13" draw:text-style-name="P16" draw:layer="layout" svg:width="10.083cm" svg:height="2.5cm" svg:x="10.117cm" svg:y="8.069cm">
          <draw:text-box>
            <text:list text:style-name="L3">
              <text:list-item>
                <text:p text:style-name="P15"><text:span text:style-name="T9">画面レイアウトの統一</text:span></text:p>
              </text:list-item>
              <text:list-item>
                <text:p text:style-name="P15"><text:span text:style-name="T9">資料予約や遅延者対応の作成</text:span></text:p>
              </text:list-item>
              <text:list-item>
                <text:p text:style-name="P15"><text:span text:style-name="T9">保守・管理のしにくさ</text:span></text:p>
              </text:list-item>
            </text:list>
          </draw:text-box>
        </draw:frame>
        <draw:line draw:style-name="gr2" draw:text-style-name="P3" draw:layer="layout" svg:x1="9cm" svg:y1="7.782cm" svg:x2="19.5cm" svg:y2="7.782cm">
          <text:p/>
        </draw:lin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2.63cm" svg:x="1.41cm" svg:y="2.027cm" presentation:class="title" presentation:user-transformed="true">
          <draw:text-box>
            <text:p text:style-name="P7"><text:span text:style-name="T8">４</text:span><text:span text:style-name="T8">. </text:span><text:span text:style-name="T8">今後の課題</text:span></text:p>
          </draw:text-box>
        </draw:frame>
        <draw:frame draw:style-name="gr14" draw:text-style-name="P6" draw:layer="layout" svg:width="5.935cm" svg:height="1.182cm" svg:x="10.904cm" svg:y="6.403cm">
          <draw:text-box>
            <text:list text:style-name="L2">
              <text:list-header>
                <text:p text:style-name="P5"><text:span text:style-name="T2">全体の課題</text:span></text:p>
              </text:list-header>
            </text:list>
          </draw:text-box>
        </draw:frame>
        <draw:frame draw:style-name="gr15" draw:text-style-name="P16" draw:layer="layout" svg:width="6.382cm" svg:height="1.43cm" svg:x="11.618cm" svg:y="8.07cm">
          <draw:text-box>
            <text:list text:style-name="L3">
              <text:list-item>
                <text:p text:style-name="P15"><text:span text:style-name="T9">知識・技量不足</text:span></text:p>
              </text:list-item>
            </text:list>
          </draw:text-box>
        </draw:frame>
        <draw:line draw:style-name="gr2" draw:text-style-name="P3" draw:layer="layout" svg:x1="9cm" svg:y1="7.782cm" svg:x2="19.5cm" svg:y2="7.782cm">
          <text:p/>
        </draw:lin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2.63cm" svg:x="1.411cm" svg:y="2.027cm" presentation:class="title" presentation:user-transformed="true">
          <draw:text-box>
            <text:p text:style-name="P7"><text:span text:style-name="T8">５</text:span><text:span text:style-name="T8">. </text:span><text:span text:style-name="T8">学んだ点</text:span></text:p>
          </draw:text-box>
        </draw:frame>
        <draw:frame draw:style-name="gr16" draw:text-style-name="P6" draw:layer="layout" svg:width="17.738cm" svg:height="1.182cm" svg:x="5.003cm" svg:y="6.402cm">
          <draw:text-box>
            <text:list text:style-name="L2">
              <text:list-header>
                <text:p text:style-name="P5"><text:span text:style-name="T2">システム開発の流れを知ることができた点</text:span></text:p>
              </text:list-header>
            </text:list>
          </draw:text-box>
        </draw:frame>
        <draw:frame draw:style-name="gr17" draw:text-style-name="P16" draw:layer="layout" svg:width="14.099cm" svg:height="2.5cm" svg:x="8.401cm" svg:y="8cm">
          <draw:text-box>
            <text:list text:style-name="L3">
              <text:list-item>
                <text:p text:style-name="P15"><text:span text:style-name="T9">多くのコードの組み合わせ</text:span></text:p>
              </text:list-item>
              <text:list-item>
                <text:p text:style-name="P15"><text:span text:style-name="T9">意思疎通の重要性</text:span></text:p>
              </text:list-item>
            </text:list>
          </draw:text-box>
        </draw:frame>
        <draw:line draw:style-name="gr2" draw:text-style-name="P3" draw:layer="layout" svg:x1="9cm" svg:y1="7.782cm" svg:x2="19.5cm" svg:y2="7.782cm">
          <text:p/>
        </draw:lin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2.63cm" svg:x="1.412cm" svg:y="2.027cm" presentation:class="title" presentation:user-transformed="true">
          <draw:text-box>
            <text:p text:style-name="P7"><text:span text:style-name="T8">６</text:span><text:span text:style-name="T8">. </text:span><text:span text:style-name="T8">配属に向けて</text:span></text:p>
          </draw:text-box>
        </draw:frame>
        <draw:frame draw:style-name="gr18" draw:text-style-name="P6" draw:layer="layout" svg:width="9.322cm" svg:height="1.182cm" svg:x="9.404cm" svg:y="6.404cm">
          <draw:text-box>
            <text:list text:style-name="L2">
              <text:list-header>
                <text:p text:style-name="P5"><text:span text:style-name="T2">努力できるメンバー</text:span></text:p>
              </text:list-header>
            </text:list>
          </draw:text-box>
        </draw:frame>
        <draw:line draw:style-name="gr2" draw:text-style-name="P3" draw:layer="layout" svg:x1="9cm" svg:y1="7.782cm" svg:x2="19.5cm" svg:y2="7.782cm">
          <text:p/>
        </draw:lin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Arial3" svg:font-family="Arial" style:font-pitch="variable"/>
    <style:font-face style:name="Arial4" svg:font-family="Arial" style:font-family-generic="swiss" style:font-pitch="variable"/>
    <style:font-face style:name="BIZ UDゴシック" svg:font-family="'BIZ UDゴシック'" style:font-family-generic="modern" style:font-pitch="fixed"/>
    <style:font-face style:name="BIZ UDゴシック1" svg:font-family="'BIZ UDゴシック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ゴシック2" svg:font-family="游ゴシック" style:font-family-generic="modern" style:font-pitch="variable"/>
    <style:font-face style:name="游ゴシック3" svg:font-family="游ゴシック" style:font-family-generic="roman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游明朝1" style:font-size-asian="24pt" style:language-asian="ja" style:country-asian="JP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游明朝" style:font-family-asian="游明朝" style:font-family-generic-asian="roman" style:font-pitch-asian="variable" style:font-size-asian="12pt" style:language-asian="ja" style:country-asian="JP" style:font-name-complex="Arial3" style:font-family-complex="Arial" style:font-pitch-complex="variable" style:font-size-complex="12pt" style:language-complex="hi" style:country-complex="IN"/>
    </style:style>
    <style:style style:name="フッター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ヘッダーとフッター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索引" style:family="graphic">
      <style:paragraph-properties style:text-autospace="none"/>
      <style:text-properties fo:language="zxx" fo:country="none" style:language-asian="zxx" style:country-asian="none" style:font-name-complex="Arial2" style:font-family-complex="Arial" style:font-family-generic-complex="swiss" style:language-complex="zxx" style:country-complex="none"/>
    </style:style>
    <style:style style:name="キャプション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箇条書き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本文" style:family="graphic">
      <style:paragraph-properties fo:margin-top="0cm" fo:margin-bottom="0.436cm" fo:line-height="115%" style:text-autospace="none"/>
    </style:style>
    <style:style style:name="見出し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游ゴシック1" style:font-family-asian="游ゴシック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標準_7e_LT_7e_Hintergrund" style:display-name="標準~LT~Hintergrund" style:family="graphic"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Tahoma" style:font-family-asian="Tahoma" style:font-pitch-asian="variable" style:font-size-asian="12pt" style:language-asian="ja" style:country-asian="JP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標準_7e_LT_7e_Hintergrundobjekte" style:display-name="標準~LT~Hintergrundobjekte" style:family="graphic"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Tahoma" style:font-family-asian="Tahoma" style:font-pitch-asian="variable" style:font-size-asian="12pt" style:language-asian="ja" style:country-asian="JP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標準_7e_LT_7e_Notizen" style:display-name="標準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Tahoma" style:font-family-asian="Tahoma" style:font-pitch-asian="variable" style:font-size-asian="20pt" style:language-asian="ja" style:country-asian="JP" style:font-style-asian="normal" style:font-weight-asian="normal" style:font-name-complex="Arial" style:font-family-complex="Arial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標準_7e_LT_7e_Untertitel" style:display-name="標準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Tahoma" style:font-family-asian="Tahoma" style:font-pitch-asian="variable" style:font-size-asian="32pt" style:language-asian="ja" style:country-asian="JP" style:font-style-asian="normal" style:font-weight-asian="normal" style:font-name-complex="Arial" style:font-family-complex="Arial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標準_7e_LT_7e_Titel" style:display-name="標準~LT~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Tahoma" style:font-family-asian="Tahoma" style:font-pitch-asian="variable" style:font-size-asian="44pt" style:language-asian="ja" style:country-asian="JP" style:font-style-asian="normal" style:font-weight-asian="normal" style:font-name-complex="Arial" style:font-family-complex="Arial" style:font-family-generic-complex="roman" style:font-pitch-complex="variable" style:font-size-complex="44pt" style:language-complex="hi" style:country-complex="IN" style:font-style-complex="normal" style:font-weight-complex="normal" style:text-emphasize="none"/>
    </style:style>
    <style:style style:name="標準_7e_LT_7e_Gliederung_20_9" style:display-name="標準~LT~Gliederung 9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標準_7e_LT_7e_Gliederung_20_8" style:display-name="標準~LT~Gliederung 8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標準_7e_LT_7e_Gliederung_20_7" style:display-name="標準~LT~Gliederung 7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標準_7e_LT_7e_Gliederung_20_6" style:display-name="標準~LT~Gliederung 6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標準_7e_LT_7e_Gliederung_20_5" style:display-name="標準~LT~Gliederung 5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標準_7e_LT_7e_Gliederung_20_4" style:display-name="標準~LT~Gliederung 4" style:family="graphic">
      <style:paragraph-properties fo:margin-top="0.351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標準_7e_LT_7e_Gliederung_20_3" style:display-name="標準~LT~Gliederung 3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標準_7e_LT_7e_Gliederung_20_2" style:display-name="標準~LT~Gliederung 2" style:family="graphic">
      <style:paragraph-properties fo:margin-top="0.706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標準_7e_LT_7e_Gliederung_20_1" style:display-name="標準~LT~Gliederung 1" style:family="graphic">
      <style:paragraph-properties fo:margin-top="0.88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Tahoma" style:font-family-asian="Tahoma" style:font-pitch-asian="variable" style:font-size-asian="32pt" style:language-asian="ja" style:country-asian="JP" style:font-style-asian="normal" style:font-weight-asian="normal" style:font-name-complex="Arial" style:font-family-complex="Arial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 fo:min-height="3.5cm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游明朝1" style:font-family-asian="游明朝" style:font-family-generic-asian="system" style:font-pitch-asian="variable" style:font-size-asian="33pt" style:language-asian="ja" style:country-asian="JP" style:font-style-asian="normal" style:font-weight-asian="normal" style:font-name-complex="Tahoma1" style:font-family-complex="Tahoma" style:font-family-generic-complex="system" style:font-pitch-complex="variable" style:font-size-complex="3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7" style:family="graphic" style:parent-style-name="標準_7e_LT_7e_Gliederung_20_1">
      <style:graphic-properties draw:stroke="none" draw:fill="none" draw:fill-color="#ffffff" fo:min-height="9.134cm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office:forms form:automatic-focus="false" form:apply-design-mode="false"/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11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draw:style-name="Mgr7" draw:text-style-name="MP8" draw:layer="backgroundobjects" svg:width="25.199cm" svg:height="9.134cm" svg:x="1.4cm" svg:y="3.685cm">
        <draw:text-box>
          <text:p/>
        </draw:text-box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1</text:page-number></text:span></text:p>
        </draw:text-box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6T16:18:51.892000000</meta:creation-date>
    <meta:editing-duration>PT2H45M30S</meta:editing-duration>
    <meta:editing-cycles>15</meta:editing-cycles>
    <meta:generator>LibreOffice/7.2.5.2$Windows_X86_64 LibreOffice_project/499f9727c189e6ef3471021d6132d4c694f357e5</meta:generator>
    <dc:title>Beehive</dc:title>
    <dc:date>2022-05-31T11:48:28.406000000</dc:date>
    <meta:document-statistic meta:object-count="220"/>
  </office:meta>
</office:document-meta>
</file>